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66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fo:background-color="#f8f8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5555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none" svg:stroke-width="0pt" draw:fill="none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solid" draw:fill-color="#cfe2f3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3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3" table:number-rows-spanned="1">
            <text:p>Elasticsearch API Parameters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Terms Query</text:p>
          </table:table-cell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Range Query</text:p>
          </table:table-cell>
          <table:covered-table-cell table:style-name="ce5"/>
          <table:covered-table-cell table:style-name="ce9"/>
          <table:table-cell table:number-columns-repeated="1014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style-name="ce6" table:number-columns-spanned="2" table:number-rows-spanned="1"/>
          <table:covered-table-cell table:style-name="ce9"/>
          <table:table-cell/>
          <table:table-cell table:style-name="ce10" office:value-type="string" calcext:value-type="string">
            <text:p>Fields</text:p>
          </table:table-cell>
          <table:table-cell table:style-name="ce10" office:value-type="string" calcext:value-type="string">
            <text:p>Values</text:p>
          </table:table-cell>
          <table:table-cell/>
          <table:table-cell table:style-name="ce10" office:value-type="string" calcext:value-type="string">
            <text:p>Fields</text:p>
          </table:table-cell>
          <table:table-cell table:style-name="ce10" office:value-type="string" calcext:value-type="string">
            <text:p>Operator</text:p>
          </table:table-cell>
          <table:table-cell table:style-name="ce10" office:value-type="string" calcext:value-type="string">
            <text:p>Values</text:p>
          </table:table-cell>
          <table:table-cell/>
          <table:table-cell table:style-name="ce14" office:value-type="string" calcext:value-type="string" table:number-columns-spanned="2" table:number-rows-spanned="1">
            <text:p>Operators Nom.</text:p>
          </table:table-cell>
          <table:covered-table-cell table:style-name="ce9"/>
          <table:table-cell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7" table:number-columns-spanned="2" table:number-rows-spanned="1"/>
          <table:covered-table-cell table:style-name="ce9"/>
          <table:table-cell/>
          <table:table-cell table:style-name="ce7" table:number-columns-repeated="2"/>
          <table:table-cell/>
          <table:table-cell table:style-name="ce7"/>
          <table:table-cell table:style-name="ce11"/>
          <table:table-cell table:style-name="ce13"/>
          <table:table-cell/>
          <table:table-cell table:style-name="ce14" office:value-type="string" calcext:value-type="string">
            <text:p>gte</text:p>
          </table:table-cell>
          <table:table-cell table:style-name="ce15" office:value-type="string" calcext:value-type="string">
            <text:p>&gt;=</text:p>
          </table:table-cell>
          <table:table-cell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Psswd</text:p>
          </table:table-cell>
          <table:table-cell table:style-name="ce7" table:number-columns-spanned="2" table:number-rows-spanned="1"/>
          <table:covered-table-cell table:style-name="ce9"/>
          <table:table-cell/>
          <table:table-cell table:style-name="ce7" table:number-columns-repeated="2"/>
          <table:table-cell/>
          <table:table-cell table:style-name="ce7"/>
          <table:table-cell table:style-name="ce11"/>
          <table:table-cell table:style-name="ce13"/>
          <table:table-cell/>
          <table:table-cell table:style-name="ce14" office:value-type="string" calcext:value-type="string">
            <text:p>lte</text:p>
          </table:table-cell>
          <table:table-cell table:style-name="ce15" office:value-type="string" calcext:value-type="string">
            <text:p>&lt;=</text:p>
          </table:table-cell>
          <table:table-cell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7" office:value-type="string" calcext:value-type="string" table:number-columns-spanned="2" table:number-rows-spanned="1">
            <text:p>data_dict</text:p>
          </table:table-cell>
          <table:covered-table-cell table:style-name="ce9"/>
          <table:table-cell/>
          <table:table-cell table:style-name="ce7" table:number-columns-repeated="2"/>
          <table:table-cell/>
          <table:table-cell table:style-name="ce7"/>
          <table:table-cell table:style-name="ce11"/>
          <table:table-cell table:style-name="ce7"/>
          <table:table-cell/>
          <table:table-cell table:style-name="ce14" office:value-type="string" calcext:value-type="string">
            <text:p>lt</text:p>
          </table:table-cell>
          <table:table-cell table:style-name="ce15" office:value-type="string" calcext:value-type="string">
            <text:p>&lt;</text:p>
          </table:table-cell>
          <table:table-cell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ndocs</text:p>
          </table:table-cell>
          <table:table-cell table:style-name="ce8" office:value-type="float" office:value="1500" calcext:value-type="float" table:number-columns-spanned="2" table:number-rows-spanned="1">
            <text:p>1500</text:p>
          </table:table-cell>
          <table:covered-table-cell table:style-name="ce9"/>
          <table:table-cell/>
          <table:table-cell table:style-name="ce7" table:number-columns-repeated="2"/>
          <table:table-cell/>
          <table:table-cell table:style-name="ce7"/>
          <table:table-cell table:style-name="ce11"/>
          <table:table-cell table:style-name="ce7"/>
          <table:table-cell/>
          <table:table-cell table:style-name="ce14" office:value-type="string" calcext:value-type="string">
            <text:p>gt</text:p>
          </table:table-cell>
          <table:table-cell table:style-name="ce15" office:value-type="string" calcext:value-type="string">
            <text:p>&gt;</text:p>
          </table:table-cell>
          <table:table-cell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8" office:value-type="string" calcext:value-type="string" table:number-columns-spanned="2" table:number-rows-spanned="1">
            <text:p>data</text:p>
          </table:table-cell>
          <table:covered-table-cell table:style-name="ce9"/>
          <table:table-cell table:number-columns-repeated="1021"/>
        </table:table-row>
        <table:table-row table:style-name="ro2">
          <table:table-cell/>
          <table:table-cell>
            <draw:g table:end-cell-address="'Hoja 1'.C17" table:end-x="15.82pt" table:end-y="8.22pt" draw:z-index="1" draw:name="Shape 2">
              <draw:custom-shape draw:name="Shape 5" draw:style-name="gr1" draw:text-style-name="P1" svg:width="48.25pt" svg:height="89.26pt" svg:x="40pt" svg:y="13.49pt">
                <text:p/>
      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      <draw:equation draw:name="f0" draw:formula="min(logwidth,logheight)"/>
                  <draw:equation draw:name="f1" draw:formula="100000*logheight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0+?f4 -0"/>
                  <draw:equation draw:name="f6" draw:formula="logwidth*?f2 /200000"/>
                  <draw:equation draw:name="f7" draw:formula="logwidth/2"/>
                  <draw:equation draw:name="f8" draw:formula="?f7 +0-?f6 "/>
                  <draw:equation draw:name="f9" draw:formula="?f7 +?f6 -0"/>
                  <draw:equation draw:name="f10" draw:formula="logwidth/2"/>
                  <draw:equation draw:name="f11" draw:formula="?f8 *?f4 /?f10 "/>
                  <draw:equation draw:name="f12" draw:formula="?f5 +0-?f11 "/>
                  <draw:equation draw:name="f13" draw:formula="logheight"/>
                  <draw:equation draw:name="f14" draw:formula="logwidth"/>
                  <draw:handle draw:handle-position="?f8 ?f13" draw:handle-range-x-maximum="100000" draw:handle-range-x-minimum="0"/>
                  <draw:handle draw:handle-position="0 ?f5" draw:handle-range-y-maximum="?f1" draw:handle-range-y-minimum="0"/>
                </draw:enhanced-geometry>
              </draw:custom-shape>
              <draw:custom-shape draw:name="Shape 6" draw:style-name="gr2" draw:text-style-name="P3" svg:width="63.72pt" svg:height="28.01pt" svg:x="32.26pt" svg:y="106.21pt">
                <text:p text:style-name="P2"><text:span text:style-name="T1">PU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>
            <draw:g table:end-cell-address="'Hoja 1'.B17" table:end-x="17.35pt" table:end-y="13.46pt" draw:z-index="0" draw:name="Shape 2">
              <draw:custom-shape draw:name="Shape 3" draw:style-name="gr1" draw:text-style-name="P1" svg:width="54.11pt" svg:height="85.1pt" svg:x="23.19pt" svg:y="3pt">
                <text:p/>
  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  <draw:equation draw:name="f0" draw:formula="min(logwidth,logheight)"/>
                  <draw:equation draw:name="f1" draw:formula="100000*logheight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height+0-?f4 "/>
                  <draw:equation draw:name="f6" draw:formula="logwidth*?f2 /200000"/>
                  <draw:equation draw:name="f7" draw:formula="logwidth/2"/>
                  <draw:equation draw:name="f8" draw:formula="?f7 +0-?f6 "/>
                  <draw:equation draw:name="f9" draw:formula="?f7 +?f6 -0"/>
                  <draw:equation draw:name="f10" draw:formula="logwidth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?f8 0" draw:handle-range-x-maximum="100000" draw:handle-range-x-minimum="0"/>
                  <draw:handle draw:handle-position="0 ?f5" draw:handle-range-y-maximum="?f1" draw:handle-range-y-minimum="0"/>
                </draw:enhanced-geometry>
              </draw:custom-shape>
              <draw:custom-shape draw:name="Shape 4" draw:style-name="gr2" draw:text-style-name="P3" svg:width="94.48pt" svg:height="35.6pt" svg:x="3pt" svg:y="88.13pt">
                <text:p text:style-name="P2"><text:span text:style-name="T2">GE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DBdescription</text:p>
          </table:table-cell>
          <table:table-cell table:style-name="ce3" office:value-type="string" calcext:value-type="string">
            <text:p>DBlinks</text:p>
          </table:table-cell>
          <table:table-cell table:style-name="ce3" office:value-type="string" calcext:value-type="string">
            <text:p>IDXdescription</text:p>
          </table:table-cell>
          <table:table-cell table:style-name="ce3" office:value-type="string" calcext:value-type="string">
            <text:p>IDXlink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ndex-collection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key(0)</text:p>
          </table:table-cell>
          <table:table-cell table:style-name="ce3" office:value-type="string" calcext:value-type="string">
            <text:p>key(1)</text:p>
          </table:table-cell>
          <table:table-cell table:style-name="ce3" office:value-type="string" calcext:value-type="string">
            <text:p>key(2)</text:p>
          </table:table-cell>
          <table:table-cell table:style-name="ce3" office:value-type="string" calcext:value-type="string">
            <text:p>link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office:value-type="string" calcext:value-type="string">
            <text:p>[{"name":"ETL_1","url":"https//:dummy.com"},{"name":"ETL2","url":"https://dummy2.com"}]</text:p>
          </table:table-cell>
          <table:table-cell table:style-name="ce4" office:value-type="string" calcext:value-type="string">
            <text:p>Branch offices of Chileatiende.</text:p>
          </table:table-cell>
          <table:table-cell table:style-name="ce4" office:value-type="string" calcext:value-type="string">
            <text:p>[{"name":"ETL_1","url":"https//:dummy.com"},{"name":"ETL2","url":"https://dummy2.com"}]</text:p>
          </table:table-cell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column1</text:p>
          </table:table-cell>
          <table:table-cell table:style-name="ce4"/>
          <table:table-cell/>
          <table:table-cell table:style-name="ce4" office:value-type="string" calcext:value-type="string">
            <text:p>[{"name":"ETL_1","url":"https//:dummy.com"},{"name":"ETL2","url":"https://dummy2.com"}]</text:p>
          </table:table-cell>
          <table:table-cell table:style-name="ce4" office:value-type="string" calcext:value-type="string">
            <text:p>st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lasticsearch---cha_sucursales---column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asticsearch---cha_sucursales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nombr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hileAtiende Arica</text:p>
          </table:table-cell>
          <table:table-cell table:style-name="ce4" office:value-type="string" calcext:value-type="string">
            <text:p>Elasticsearch---cha_sucursales---nombr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direcc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Juan Noé 933.</text:p>
          </table:table-cell>
          <table:table-cell table:style-name="ce4" office:value-type="string" calcext:value-type="string">
            <text:p>Elasticsearch---cha_sucursales---direcc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horario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unes a viernes, de 8:30 a 13:00 horas.</text:p>
          </table:table-cell>
          <table:table-cell table:style-name="ce4" office:value-type="string" calcext:value-type="string">
            <text:p>Elasticsearch---cha_sucursales---horario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telefono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(58) 231066 - (58) 231607 - (58) 231240</text:p>
          </table:table-cell>
          <table:table-cell table:style-name="ce4" office:value-type="string" calcext:value-type="string">
            <text:p>Elasticsearch---cha_sucursales---telefono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fax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(58) 231656</text:p>
          </table:table-cell>
          <table:table-cell table:style-name="ce4" office:value-type="string" calcext:value-type="string">
            <text:p>Elasticsearch---cha_sucursales---fax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comuna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rica</text:p>
          </table:table-cell>
          <table:table-cell table:style-name="ce4" office:value-type="string" calcext:value-type="string">
            <text:p>Elasticsearch---cha_sucursales---comun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provincia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rica</text:p>
          </table:table-cell>
          <table:table-cell table:style-name="ce4" office:value-type="string" calcext:value-type="string">
            <text:p>Elasticsearch---cha_sucursales---provinci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reg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Región de Arica y Parinacota</text:p>
          </table:table-cell>
          <table:table-cell table:style-name="ce4" office:value-type="string" calcext:value-type="string">
            <text:p>Elasticsearch---cha_sucursales---reg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style-name="ce4" office:value-type="string" calcext:value-type="string">
            <text:p>latitud</text:p>
          </table:table-cell>
          <table:table-cell table:style-name="ce12" office:value-type="string" calcext:value-type="string">
            <text:p>latitu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12" office:value-type="float" office:value="-18479065" calcext:value-type="float">
            <text:p>-18,479,065</text:p>
          </table:table-cell>
          <table:table-cell table:style-name="ce4" office:value-type="string" calcext:value-type="string">
            <text:p>Elasticsearch---cha_sucursales---latitu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style-name="ce4" office:value-type="string" calcext:value-type="string">
            <text:p>longitud</text:p>
          </table:table-cell>
          <table:table-cell table:style-name="ce12" office:value-type="string" calcext:value-type="string">
            <text:p>longitu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12" office:value-type="float" office:value="-70311095" calcext:value-type="float">
            <text:p>-70,311,095</text:p>
          </table:table-cell>
          <table:table-cell table:style-name="ce4" office:value-type="string" calcext:value-type="string">
            <text:p>Elasticsearch---cha_sucursales---longitu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oficina_movil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lasticsearch---cha_sucursales---oficina_movi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license_titl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reative Commons Non-Commercial (Any)</text:p>
          </table:table-cell>
          <table:table-cell table:style-name="ce4" office:value-type="string" calcext:value-type="string">
            <text:p>Elasticsearch---ckan_bare---license_titl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maintain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No informado</text:p>
          </table:table-cell>
          <table:table-cell table:style-name="ce4" office:value-type="string" calcext:value-type="string">
            <text:p>Elasticsearch---ckan_bare---maintaine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privat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bool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lasticsearch---ckan_bare---priv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maintainer_email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No informado</text:p>
          </table:table-cell>
          <table:table-cell table:style-name="ce4" office:value-type="string" calcext:value-type="string">
            <text:p>Elasticsearch---ckan_bare---maintainer_emai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num_tag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i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asticsearch---ckan_bare---num_tag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metadata_create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5-10-30T12:43:35.379549</text:p>
          </table:table-cell>
          <table:table-cell table:style-name="ce4" office:value-type="string" calcext:value-type="string">
            <text:p>Elasticsearch---ckan_bare---metadata_cre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metadata_modifie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5-11-17T18:37:10.287912</text:p>
          </table:table-cell>
          <table:table-cell table:style-name="ce4" office:value-type="string" calcext:value-type="string">
            <text:p>Elasticsearch---ckan_bare---metadata_modifi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autho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autho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author_email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author_emai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stat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vers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vers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creator_user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fb905435-dfb7-4e15-9d49-cc2d233a3d04</text:p>
          </table:table-cell>
          <table:table-cell table:style-name="ce4" office:value-type="string" calcext:value-type="string">
            <text:p>Elasticsearch---ckan_bare---creator_user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Elasticsearch---ckan_bare---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mime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metyp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text/csv</text:p>
          </table:table-cell>
          <table:table-cell table:style-name="ce4" office:value-type="string" calcext:value-type="string">
            <text:p>Elasticsearch---ckan_bare---resources---0---mime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cache_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ache_url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cach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hash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ash</text:p>
          </table:table-cell>
          <table:table-cell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resources---0---ha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description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istado de Cooperativas de Trabajo, Todas las regiones.</text:p>
          </table:table-cell>
          <table:table-cell table:style-name="ce4" office:value-type="string" calcext:value-type="string">
            <text:p>Elasticsearch---ckan_bare---resources---0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nam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istado de Cooperativas de Trabajo, Todas las regiones.</text:p>
          </table:table-cell>
          <table:table-cell table:style-name="ce4" office:value-type="string" calcext:value-type="string">
            <text:p>Elasticsearch---ckan_bare---resources---0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format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ormat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Elasticsearch---ckan_bare---resources---0---format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16" office:value-type="string" calcext:value-type="string">
            <text:p><text:a xlink:href="http://datos.gob.cl/uploads/recursos/Trabajo.csv" xlink:type="simple">http://datos.gob.cl/uploads/recursos/Trabajo.csv</text:a></text:p>
          </table:table-cell>
          <table:table-cell table:style-name="ce4" office:value-type="string" calcext:value-type="string">
            <text:p>Elasticsearch---ckan_bare---resources---0---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cache_last_upd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ache_last_update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cache_last_upd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package_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ckage_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8cf09b3e-3565-4eb0-b115-1e93fc95b9c4</text:p>
          </table:table-cell>
          <table:table-cell table:style-name="ce4" office:value-type="string" calcext:value-type="string">
            <text:p>Elasticsearch---ckan_bare---resources---0---package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cre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reate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3-01-25T19:13:23</text:p>
          </table:table-cell>
          <table:table-cell table:style-name="ce4" office:value-type="string" calcext:value-type="string">
            <text:p>Elasticsearch---ckan_bare---resources---0---cre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stat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tat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resources---0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mimetype_inner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metype_inner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mimetype_inne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webstore_last_upd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webstore_last_update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webstore_last_upd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last_modifi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last_modifie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3-01-25T19:13:23</text:p>
          </table:table-cell>
          <table:table-cell table:style-name="ce4" office:value-type="string" calcext:value-type="string">
            <text:p>Elasticsearch---ckan_bare---resources---0---last_modifi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position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osition</text:p>
          </table:table-cell>
          <table:table-cell/>
          <table:table-cell table:style-name="ce4" office:value-type="string" calcext:value-type="string">
            <text:p>in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lasticsearch---ckan_bare---resources---0---posi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revision_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vision_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33469479-4682-4fbf-9029-581f615843b1</text:p>
          </table:table-cell>
          <table:table-cell table:style-name="ce4" office:value-type="string" calcext:value-type="string">
            <text:p>Elasticsearch---ckan_bare---resources---0---revision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webstore_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webstore_url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webstor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url_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rl_type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url_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43a46043-4c6a-4d8a-a14d-8c3721d81f1e</text:p>
          </table:table-cell>
          <table:table-cell table:style-name="ce4" office:value-type="string" calcext:value-type="string">
            <text:p>Elasticsearch---ckan_bare---resources---0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resource_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source_type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0---resource_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0---siz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z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float" office:value="36807" calcext:value-type="float">
            <text:p>36807</text:p>
          </table:table-cell>
          <table:table-cell table:style-name="ce4" office:value-type="string" calcext:value-type="string">
            <text:p>Elasticsearch---ckan_bare---resources---0---siz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mime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metyp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text/csv</text:p>
          </table:table-cell>
          <table:table-cell table:style-name="ce4" office:value-type="string" calcext:value-type="string">
            <text:p>Elasticsearch---ckan_bare---resources---1---mime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cache_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che_url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cach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hash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sh</text:p>
          </table:table-cell>
          <table:table-cell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resources---1---ha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description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istado de Cooperativas de Trabajo, Todas las regiones.</text:p>
          </table:table-cell>
          <table:table-cell table:style-name="ce4" office:value-type="string" calcext:value-type="string">
            <text:p>Elasticsearch---ckan_bare---resources---1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nam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istado de Cooperativas de Trabajo, Todas las regiones.</text:p>
          </table:table-cell>
          <table:table-cell table:style-name="ce4" office:value-type="string" calcext:value-type="string">
            <text:p>Elasticsearch---ckan_bare---resources---1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format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rmat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Elasticsearch---ckan_bare---resources---1---format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16" office:value-type="string" calcext:value-type="string">
            <text:p><text:a xlink:href="http://datos.gob.cl/uploads/recursos/Trabajo.csv" xlink:type="simple">http://datos.gob.cl/uploads/recursos/Trabajo.csv</text:a></text:p>
          </table:table-cell>
          <table:table-cell table:style-name="ce4" office:value-type="string" calcext:value-type="string">
            <text:p>Elasticsearch---ckan_bare---resources---1---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cache_last_upd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che_last_update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cache_last_upd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package_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ckage_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8cf09b3e-3565-4eb0-b115-1e93fc95b9c4</text:p>
          </table:table-cell>
          <table:table-cell table:style-name="ce4" office:value-type="string" calcext:value-type="string">
            <text:p>Elasticsearch---ckan_bare---resources---1---package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cre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eate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3-01-25T19:13:23</text:p>
          </table:table-cell>
          <table:table-cell table:style-name="ce4" office:value-type="string" calcext:value-type="string">
            <text:p>Elasticsearch---ckan_bare---resources---1---cre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stat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t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resources---1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mimetype_inner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metype_inner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mimetype_inne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webstore_last_updat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ebstore_last_update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webstore_last_upd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last_modifie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_modifie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3-01-25T19:13:23</text:p>
          </table:table-cell>
          <table:table-cell table:style-name="ce4" office:value-type="string" calcext:value-type="string">
            <text:p>Elasticsearch---ckan_bare---resources---1---last_modifi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position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ition</text:p>
          </table:table-cell>
          <table:table-cell/>
          <table:table-cell table:style-name="ce4" office:value-type="string" calcext:value-type="string">
            <text:p>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asticsearch---ckan_bare---resources---1---posi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revision_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vision_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ba7a70a2-5381-47d2-954a-ff547b4aad08</text:p>
          </table:table-cell>
          <table:table-cell table:style-name="ce4" office:value-type="string" calcext:value-type="string">
            <text:p>Elasticsearch---ckan_bare---resources---1---revision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webstore_url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ebstore_url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webstor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url_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rl_type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url_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id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569e9e41-ee54-41e9-8dca-4a8ab27d3cee</text:p>
          </table:table-cell>
          <table:table-cell table:style-name="ce4" office:value-type="string" calcext:value-type="string">
            <text:p>Elasticsearch---ckan_bare---resources---1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resource_typ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ource_type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resources---1---resource_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resources---1---size</text:p>
          </table:table-cell>
          <table:table-cell table:style-name="ce4" office:value-type="string" calcext:value-type="string">
            <text:p>resour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z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float" office:value="36807" calcext:value-type="float">
            <text:p>36807</text:p>
          </table:table-cell>
          <table:table-cell table:style-name="ce4" office:value-type="string" calcext:value-type="string">
            <text:p>Elasticsearch---ckan_bare---resources---1---siz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num_resource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i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asticsearch---ckan_bare---num_resourc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0---vocabulary_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cabulary_i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tags---0---vocabulary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0---stat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tat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tags---0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0---display_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isplay_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o</text:p>
          </table:table-cell>
          <table:table-cell table:style-name="ce4" office:value-type="string" calcext:value-type="string">
            <text:p>Elasticsearch---ckan_bare---tags---0---display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0---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824c8f07-7e3b-4a7c-aeed-7df3aaddf31e</text:p>
          </table:table-cell>
          <table:table-cell table:style-name="ce4" office:value-type="string" calcext:value-type="string">
            <text:p>Elasticsearch---ckan_bare---tags---0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0---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o</text:p>
          </table:table-cell>
          <table:table-cell table:style-name="ce4" office:value-type="string" calcext:value-type="string">
            <text:p>Elasticsearch---ckan_bare---tags---0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1---vocabulary_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cabulary_i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tags---1---vocabulary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1---stat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t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tags---1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1---display_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play_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abilidad</text:p>
          </table:table-cell>
          <table:table-cell table:style-name="ce4" office:value-type="string" calcext:value-type="string">
            <text:p>Elasticsearch---ckan_bare---tags---1---display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1---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8e4cd79-91f6-41d4-83c7-1a92e68af5f0</text:p>
          </table:table-cell>
          <table:table-cell table:style-name="ce4" office:value-type="string" calcext:value-type="string">
            <text:p>Elasticsearch---ckan_bare---tags---1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1---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abilidad</text:p>
          </table:table-cell>
          <table:table-cell table:style-name="ce4" office:value-type="string" calcext:value-type="string">
            <text:p>Elasticsearch---ckan_bare---tags---1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2---vocabulary_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ocabulary_id</text:p>
          </table:table-cell>
          <table:table-cell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ckan_bare---tags---2---vocabulary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2---stat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tat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tags---2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2---display_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play_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trabajo</text:p>
          </table:table-cell>
          <table:table-cell table:style-name="ce4" office:value-type="string" calcext:value-type="string">
            <text:p>Elasticsearch---ckan_bare---tags---2---display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2---id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03cee2d9-3839-4138-b1d6-d7104e070328</text:p>
          </table:table-cell>
          <table:table-cell table:style-name="ce4" office:value-type="string" calcext:value-type="string">
            <text:p>Elasticsearch---ckan_bare---tags---2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tags---2---name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trabajo</text:p>
          </table:table-cell>
          <table:table-cell table:style-name="ce4" office:value-type="string" calcext:value-type="string">
            <text:p>Elasticsearch---ckan_bare---tags---2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display_name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isplay_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o</text:p>
          </table:table-cell>
          <table:table-cell table:style-name="ce4" office:value-type="string" calcext:value-type="string">
            <text:p>Elasticsearch---ckan_bare---groups---0---display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descrip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groups---0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image_display_url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mage_display_url</text:p>
          </table:table-cell>
          <table:table-cell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groups---0---image_display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title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itl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o</text:p>
          </table:table-cell>
          <table:table-cell table:style-name="ce4" office:value-type="string" calcext:value-type="string">
            <text:p>Elasticsearch---ckan_bare---groups---0---titl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id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lasticsearch---ckan_bare---groups---0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groups---0---name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mpleo</text:p>
          </table:table-cell>
          <table:table-cell table:style-name="ce4" office:value-type="string" calcext:value-type="string">
            <text:p>Elasticsearch---ckan_bare---groups---0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license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c-nc</text:p>
          </table:table-cell>
          <table:table-cell table:style-name="ce4" office:value-type="string" calcext:value-type="string">
            <text:p>Elasticsearch---ckan_bare---license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description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description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organization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created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created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5-10-30T12:32:17.136322</text:p>
          </table:table-cell>
          <table:table-cell table:style-name="ce4" office:value-type="string" calcext:value-type="string">
            <text:p>Elasticsearch---ckan_bare---organization---cre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title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title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Subsecretaría de Economía</text:p>
          </table:table-cell>
          <table:table-cell table:style-name="ce4" office:value-type="string" calcext:value-type="string">
            <text:p>Elasticsearch---ckan_bare---organization---titl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name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name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subsecretaria_de_economia</text:p>
          </table:table-cell>
          <table:table-cell table:style-name="ce4" office:value-type="string" calcext:value-type="string">
            <text:p>Elasticsearch---ckan_bare---organization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is_organization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is_organization</text:p>
          </table:table-cell>
          <table:table-cell table:number-columns-repeated="2"/>
          <table:table-cell table:style-name="ce4" office:value-type="string" calcext:value-type="string">
            <text:p>bool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Elasticsearch---ckan_bare---organization---is_organiz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state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state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---ckan_bare---organization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image_url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image_url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ckan_bare---organization---imag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revision_id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revision_id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942e38fd-32e0-4eb1-a659-8b0c2face28b</text:p>
          </table:table-cell>
          <table:table-cell table:style-name="ce4" office:value-type="string" calcext:value-type="string">
            <text:p>Elasticsearch---ckan_bare---organization---revision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type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type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Elasticsearch---ckan_bare---organization---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id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H001</text:p>
          </table:table-cell>
          <table:table-cell table:style-name="ce4" office:value-type="string" calcext:value-type="string">
            <text:p>Elasticsearch---ckan_bare---organization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organization---approval_status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approval_status</text:p>
          </table:table-cell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pproved</text:p>
          </table:table-cell>
          <table:table-cell table:style-name="ce4" office:value-type="string" calcext:value-type="string">
            <text:p>Elasticsearch---ckan_bare---organization---approval_statu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float" office:value="3870" calcext:value-type="float">
            <text:p>3870</text:p>
          </table:table-cell>
          <table:table-cell table:style-name="ce4" office:value-type="string" calcext:value-type="string">
            <text:p>Elasticsearch---ckan_bare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isope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bool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lasticsearch---ckan_bare---isope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 table:style-name="ce4" office:value-type="string" calcext:value-type="string">
            <text:p>Welcome to Data Dictionary example, by Francisco Humeres M.</text:p>
          </table:table-cell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url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No informado</text:p>
          </table:table-cell>
          <table:table-cell table:style-name="ce4" office:value-type="string" calcext:value-type="string">
            <text:p>Elasticsearch---ckan_bare---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note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ontiene datos recopiladospor el Departamento de Cooperativas del Ministerio de Economía, Fomento y</text:p>
            <text:p>Turismo, relativos a las cooperativas del rubro trabajo, indicando su nombre,</text:p>
            <text:p>región en la que están ubicadas, situación y estado actual en que se encuentran.</text:p>
          </table:table-cell>
          <table:table-cell table:style-name="ce4" office:value-type="string" calcext:value-type="string">
            <text:p>Elasticsearch---ckan_bare---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owner_org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H001</text:p>
          </table:table-cell>
          <table:table-cell table:style-name="ce4" office:value-type="string" calcext:value-type="string">
            <text:p>Elasticsearch---ckan_bare---owner_org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0---key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key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obertura temporal</text:p>
          </table:table-cell>
          <table:table-cell table:style-name="ce4" office:value-type="string" calcext:value-type="string">
            <text:p>Elasticsearch---ckan_bare---extras---0---key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0---value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ño 2012</text:p>
          </table:table-cell>
          <table:table-cell table:style-name="ce4" office:value-type="string" calcext:value-type="string">
            <text:p>Elasticsearch---ckan_bare---extras---0---valu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1---key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ey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Frecuencia</text:p>
          </table:table-cell>
          <table:table-cell table:style-name="ce4" office:value-type="string" calcext:value-type="string">
            <text:p>Elasticsearch---ckan_bare---extras---1---key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1---value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nual</text:p>
          </table:table-cell>
          <table:table-cell table:style-name="ce4" office:value-type="string" calcext:value-type="string">
            <text:p>Elasticsearch---ckan_bare---extras---1---valu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2---key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ey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Granularidad</text:p>
          </table:table-cell>
          <table:table-cell table:style-name="ce4" office:value-type="string" calcext:value-type="string">
            <text:p>Elasticsearch---ckan_bare---extras---2---key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4"/>
          <table:table-cell table:style-name="ce4" office:value-type="string" calcext:value-type="string">
            <text:p>ckan_bare</text:p>
          </table:table-cell>
          <table:table-cell table:style-name="ce4" office:value-type="string" calcext:value-type="string">
            <text:p>extras---2---value</text:p>
          </table:table-cell>
          <table:table-cell table:style-name="ce4" office:value-type="string" calcext:value-type="string">
            <text:p>extra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etallado</text:p>
          </table:table-cell>
          <table:table-cell table:style-name="ce4" office:value-type="string" calcext:value-type="string">
            <text:p>Elasticsearch---ckan_bare---extras---2---valu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license_url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16" office:value-type="string" calcext:value-type="string">
            <text:p><text:a xlink:href="http://creativecommons.org/licenses/by-nc/2.0/" xlink:type="simple">http://creativecommons.org/licenses/by-nc/2.0/</text:a></text:p>
          </table:table-cell>
          <table:table-cell table:style-name="ce4" office:value-type="string" calcext:value-type="string">
            <text:p>Elasticsearch---ckan_bare---license_ur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titl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istado de Cooperativas de Trabajo</text:p>
          </table:table-cell>
          <table:table-cell table:style-name="ce4" office:value-type="string" calcext:value-type="string">
            <text:p>Elasticsearch---ckan_bare---titl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_bare</text:p>
          </table:table-cell>
          <table:table-cell table:number-columns-repeated="2" table:style-name="ce4" office:value-type="string" calcext:value-type="string">
            <text:p>revision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1de0bc44-38a8-47f8-a1dc-f007c434bbba</text:p>
          </table:table-cell>
          <table:table-cell table:style-name="ce4" office:value-type="string" calcext:value-type="string">
            <text:p>Elasticsearch---ckan_bare---revision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DB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Elasticsearch---data_dict---DB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DBdescrip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First DB Example</text:p>
          </table:table-cell>
          <table:table-cell table:style-name="ce4" office:value-type="string" calcext:value-type="string">
            <text:p>Elasticsearch---data_dict---DB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IDXdescrip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data_dict---IDX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---data_dict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index-collec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ata_dict</text:p>
          </table:table-cell>
          <table:table-cell table:style-name="ce4" office:value-type="string" calcext:value-type="string">
            <text:p>Elasticsearch---data_dict---index-collec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Elasticsearch---data_dict---key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0)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Elasticsearch---data_dict---key(0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1)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data_dict---key(1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2)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---data_dict---key(2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/>
          <table:table-cell table:number-columns-repeated="2"/>
          <table:table-cell table:number-columns-repeated="2"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---data_dict---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First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valu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Elasticsearch---data_dict---valu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Información de Ejecución Presupuestaria a Enero de 2019 del Gobierno Central a nivel Programa. </text:p>
          </table:table-cell>
          <table:table-cell table:style-name="ce4" office:value-type="string" calcext:value-type="string">
            <text:p>Elasticsearch 2---ckan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 nivel Programa</text:p>
          </table:table-cell>
          <table:table-cell table:style-name="ce4" office:value-type="string" calcext:value-type="string">
            <text:p>Elasticsearch 2---ckan---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formato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Elasticsearch 2---ckan---formato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package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a63c256-d0f2-4f6b-b2ea-4332f4fe6f7e</text:p>
          </table:table-cell>
          <table:table-cell table:style-name="ce4" office:value-type="string" calcext:value-type="string">
            <text:p>Elasticsearch 2---ckan---package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create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9-03-04T15:16:53.778614</text:p>
          </table:table-cell>
          <table:table-cell table:style-name="ce4" office:value-type="string" calcext:value-type="string">
            <text:p>Elasticsearch 2---ckan---crea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stat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Elasticsearch 2---ckan---stat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fecha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2019-06-10T21:51:02.364036</text:p>
          </table:table-cell>
          <table:table-cell table:style-name="ce4" office:value-type="string" calcext:value-type="string">
            <text:p>Elasticsearch 2---ckan---fech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revision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bb261f01-23db-418c-acf4-194dc3ed7b57</text:p>
          </table:table-cell>
          <table:table-cell table:style-name="ce4" office:value-type="string" calcext:value-type="string">
            <text:p>Elasticsearch 2---ckan---revision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siz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 2---ckan---siz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package_nam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jecucion-presupuestaria-a-enero-de-2019-del-gobierno-central</text:p>
          </table:table-cell>
          <table:table-cell table:style-name="ce4" office:value-type="string" calcext:value-type="string">
            <text:p>Elasticsearch 2---ckan---package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package_titl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jecución Presupuestaria a Enero de 2019 del Gobierno Central</text:p>
          </table:table-cell>
          <table:table-cell table:style-name="ce4" office:value-type="string" calcext:value-type="string">
            <text:p>Elasticsearch 2---ckan---package_titl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package_note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Información de Ejecución Presupuestaria a Enero de 2019 del Gobierno Central, presentada en reportes a nivel Nacional, Partida, Capítulo y Programa con datos originados en el Sistema de Información de Administración Presupuestaria del Sector Público (SIAP). </text:p>
          </table:table-cell>
          <table:table-cell table:style-name="ce4" office:value-type="string" calcext:value-type="string">
            <text:p>Elasticsearch 2---ckan---package_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inst.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irección de Presupuestos</text:p>
          </table:table-cell>
          <table:table-cell table:style-name="ce4" office:value-type="string" calcext:value-type="string">
            <text:p>Elasticsearch 2---ckan---inst.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inst_nam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ireccion_de_presupuestos</text:p>
          </table:table-cell>
          <table:table-cell table:style-name="ce4" office:value-type="string" calcext:value-type="string">
            <text:p>Elasticsearch 2---ckan---inst_nam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inst_i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E002</text:p>
          </table:table-cell>
          <table:table-cell table:style-name="ce4" office:value-type="string" calcext:value-type="string">
            <text:p>Elasticsearch 2---ckan---inst_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dia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17" office:value-type="date" office:date-value="2019-06-10" calcext:value-type="date">
            <text:p>2019-06-10</text:p>
          </table:table-cell>
          <table:table-cell table:style-name="ce4" office:value-type="string" calcext:value-type="string">
            <text:p>Elasticsearch 2---ckan---di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number-columns-repeated="2" table:style-name="ce4" office:value-type="string" calcext:value-type="string">
            <text:p>yea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float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Elasticsearch 2---ckan---yea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ckan</text:p>
          </table:table-cell>
          <table:table-cell table:style-name="ce4" office:value-type="string" calcext:value-type="string">
            <text:p>mes</text:p>
          </table:table-cell>
          <table:table-cell table:style-name="ce12" office:value-type="string" calcext:value-type="string">
            <text:p>mes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floa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lasticsearch 2---ckan---m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style-name="ce4" office:value-type="string" calcext:value-type="string">
            <text:p>DB</text:p>
          </table:table-cell>
          <table:table-cell table:style-name="ce12" office:value-type="string" calcext:value-type="string">
            <text:p>DB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Elasticsearch 2---data_dict---DB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DBdescription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First DB Example</text:p>
          </table:table-cell>
          <table:table-cell table:style-name="ce4" office:value-type="string" calcext:value-type="string">
            <text:p>Elasticsearch 2---data_dict---DB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IDXdescription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 2---data_dict---IDX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/>
          <table:table-cell table:style-name="ce4" office:value-type="string" calcext:value-type="string">
            <text:p>Elasticsearch 2---data_dict---descrip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index-collection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ata_dict</text:p>
          </table:table-cell>
          <table:table-cell table:style-name="ce4" office:value-type="string" calcext:value-type="string">
            <text:p>Elasticsearch 2---data_dict---index-collec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Elasticsearch 2---data_dict---key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0)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Elasticsearch 2---data_dict---key(0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1)</text:p>
          </table:table-cell>
          <table:table-cell table:number-columns-repeated="3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 2---data_dict---key(1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key(2)</text:p>
          </table:table-cell>
          <table:table-cell table:number-columns-repeated="3"/>
          <table:table-cell table:style-name="ce4" office:value-type="string" calcext:value-type="string">
            <text:p>NoneType</text:p>
          </table:table-cell>
          <table:table-cell/>
          <table:table-cell table:style-name="ce4" office:value-type="string" calcext:value-type="string">
            <text:p>Elasticsearch 2---data_dict---key(2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type</text:p>
          </table:table-cell>
          <table:table-cell table:number-columns-repeated="3"/>
          <table:table-cell table:number-columns-repeated="2"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 2---data_dict---typ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data_dict</text:p>
          </table:table-cell>
          <table:table-cell table:number-columns-repeated="2" table:style-name="ce4" office:value-type="string" calcext:value-type="string">
            <text:p>value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Elasticsearch</text:p>
          </table:table-cell>
          <table:table-cell table:style-name="ce4" office:value-type="string" calcext:value-type="string">
            <text:p>Elasticsearch 2---data_dict---valu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column1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lasticsearch 2---cha_sucursales---column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id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asticsearch 2---cha_sucursales---i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nombre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ChileAtiende Arica</text:p>
          </table:table-cell>
          <table:table-cell table:style-name="ce4" office:value-type="string" calcext:value-type="string">
            <text:p>Elasticsearch 2---cha_sucursales---nombr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direccion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Juan Noé 933.</text:p>
          </table:table-cell>
          <table:table-cell table:style-name="ce4" office:value-type="string" calcext:value-type="string">
            <text:p>Elasticsearch 2---cha_sucursales---direcc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horarios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Lunes a viernes, de 8:30 a 13:00 horas.</text:p>
          </table:table-cell>
          <table:table-cell table:style-name="ce4" office:value-type="string" calcext:value-type="string">
            <text:p>Elasticsearch 2---cha_sucursales---horario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telefonos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(58) 231066 - (58) 231607 - (58) 231240</text:p>
          </table:table-cell>
          <table:table-cell table:style-name="ce4" office:value-type="string" calcext:value-type="string">
            <text:p>Elasticsearch 2---cha_sucursales---telefono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fax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(58) 231656</text:p>
          </table:table-cell>
          <table:table-cell table:style-name="ce4" office:value-type="string" calcext:value-type="string">
            <text:p>Elasticsearch 2---cha_sucursales---fax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comuna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rica</text:p>
          </table:table-cell>
          <table:table-cell table:style-name="ce4" office:value-type="string" calcext:value-type="string">
            <text:p>Elasticsearch 2---cha_sucursales---comun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provincia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Arica</text:p>
          </table:table-cell>
          <table:table-cell table:style-name="ce4" office:value-type="string" calcext:value-type="string">
            <text:p>Elasticsearch 2---cha_sucursales---provincia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region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Región de Arica y Parinacota</text:p>
          </table:table-cell>
          <table:table-cell table:style-name="ce4" office:value-type="string" calcext:value-type="string">
            <text:p>Elasticsearch 2---cha_sucursales---reg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latitud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12" office:value-type="float" office:value="-18479065" calcext:value-type="float">
            <text:p>-18,479,065</text:p>
          </table:table-cell>
          <table:table-cell table:style-name="ce4" office:value-type="string" calcext:value-type="string">
            <text:p>Elasticsearch 2---cha_sucursales---latitu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longitud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12" office:value-type="float" office:value="-70311095" calcext:value-type="float">
            <text:p>-70,311,095</text:p>
          </table:table-cell>
          <table:table-cell table:style-name="ce4" office:value-type="string" calcext:value-type="string">
            <text:p>Elasticsearch 2---cha_sucursales---longitu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lasticsearch 2</text:p>
          </table:table-cell>
          <table:table-cell table:style-name="ce4" office:value-type="string" calcext:value-type="string">
            <text:p>Second DB Example</text:p>
          </table:table-cell>
          <table:table-cell table:number-columns-repeated="4"/>
          <table:table-cell table:style-name="ce4" office:value-type="string" calcext:value-type="string">
            <text:p>cha_sucursales</text:p>
          </table:table-cell>
          <table:table-cell table:number-columns-repeated="2" table:style-name="ce4" office:value-type="string" calcext:value-type="string">
            <text:p>oficina_movil</text:p>
          </table:table-cell>
          <table:table-cell table:number-columns-repeated="3"/>
          <table:table-cell table:style-name="ce4" office:value-type="string" calcext:value-type="string">
            <text:p>str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lasticsearch 2---cha_sucursales---oficina_movil</text:p>
          </table:table-cell>
          <table:table-cell table:number-columns-repeated="1009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6" meta:object-count="2"/>
    <meta:generator>LibreOfficeDev/6.0.5.2$Linux_X86_64 LibreOffice_project/</meta:generator>
  </office:meta>
</office:document-meta>
</file>